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text-properties fo:font-style="italic" style:font-style-asian="italic" style:font-style-complex="italic"/>
    </style:style>
    <style:style style:name="P3" style:parent-style-name="Subtitle" style:family="paragraph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Python Input Output<text:s/>– Worksheet 2</text:p>
      <text:p text:style-name="P2">CDS 230</text:p>
      <text:p text:style-name="P3">Spring 2018</text:p>
      <text:p text:style-name="Textbody"/>
      <text:h text:style-name="Heading1" text:outline-level="1">The Data</text:h>
      <text:p text:style-name="Textbody">Use the file named<text:s/><text:span text:style-name="T4">sales.xlsx</text:span>.</text:p>
      <text:h text:style-name="Heading1" text:outline-level="1">Problems</text:h>
      <text:p text:style-name="Textbody">Load the data directly from the Excel spreadsheet into Python. Do not convert this spreadsheet to a CSV file. Show your code in the box.</text:p>
      <text:p text:style-name="Textbody"><draw:frame draw:id="id0" draw:style-name="a0" draw:name="Frame4" text:anchor-type="as-char" svg:x="0in" svg:y="0in" svg:width="6.32083in" svg:height="0.80972in" style:rel-width="scale" style:rel-height="scale"><draw:text-box><text:p text:style-name="P5"><text:span text:style-name="T6">import</text:span><text:span text:style-name="T7"><text:s/>pandas<text:s/></text:span></text:p><text:p text:style-name="P8"><text:span text:style-name="T9">sales = pandas.ExcelFile(</text:span><text:span text:style-name="T10">"sales.xlsx"</text:span><text:span text:style-name="T11">)</text:span></text:p><text:p text:style-name="Textbody"/></draw:text-box><svg:title/><svg:desc/></draw:frame></text:p>
      <text:p text:style-name="Textbody">In Python compute the average Price of the 38 items. In the box below show your Python script and the results. It should not take more than 6 lines of Python to do this task.</text:p>
      <text:p text:style-name="Textbody"><draw:frame draw:id="id1" draw:style-name="a1" draw:name="Frame1" text:anchor-type="as-char" svg:x="0in" svg:y="0in" svg:width="6.32083in" svg:height="0.80972in" style:rel-width="scale" style:rel-height="scale"><draw:text-box><text:p text:style-name="P12"><text:span text:style-name="T13">import</text:span><text:span text:style-name="T14"><text:s/>pandas<text:s/></text:span></text:p><text:p text:style-name="P15"><text:span text:style-name="T16">sales = pandas.ExcelFile(</text:span><text:span text:style-name="T17">"sales.xlsx"</text:span><text:span text:style-name="T18">).parse(</text:span><text:span text:style-name="T19">"Sheet1"</text:span><text:span text:style-name="T20">)</text:span></text:p><text:p text:style-name="P21"><text:span text:style-name="T22">price = sales[</text:span><text:span text:style-name="T23">"Price"</text:span><text:span text:style-name="T24">][</text:span><text:span text:style-name="T25">0</text:span><text:span text:style-name="T26">:</text:span><text:span text:style-name="T27">38</text:span><text:span text:style-name="T28">]</text:span></text:p><text:p text:style-name="P29"><text:span text:style-name="T30">print</text:span><text:span text:style-name="T31">(price.mean())</text:span></text:p><text:p text:style-name="Textbody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en</dc:creator>
    <meta:creation-date>2017-11-17T17:22:00Z</meta:creation-date>
    <dc:date>2018-04-01T21:03:00Z</dc:date>
    <meta:template xlink:href="Normal.dotm" xlink:type="simple"/>
    <meta:editing-cycles>3</meta:editing-cycles>
    <meta:editing-duration>PT4560S</meta:editing-duration>
    <meta:document-statistic meta:page-count="1" meta:paragraph-count="1" meta:word-count="62" meta:character-count="419" meta:row-count="2" meta:non-whitespace-character-count="358"/>
  </office:meta>
</office:document-meta>
</file>